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3E4000001FB1FB4A2CB5DD50C7B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432cm" svg:height="4.292cm" svg:x="6.583cm" svg:y="12.899cm">
          <draw:image xlink:href="Pictures/10000000000003E4000001FB1FB4A2CB5DD50C7B.jpg" xlink:type="simple" xlink:show="embed" xlink:actuate="onLoad">
            <text:p text:style-name="P1"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9T18:53:33.690037595</meta:creation-date>
    <dc:date>2018-05-19T18:54:03.653656839</dc:date>
    <meta:editing-duration>PT30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